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text:line-break/>BEGIN(L,b) = le mot vide<text:line-break/>BEGIN(L,a) = a^nb^nc^n | n&gt;0<text:line-break/>CDR(L) = a^(n-1)b^nc^n | n&gt;0<text:line-break/><text:line-break/>question 2°<text:line-break/>L rationnel =&gt; CDR rationnel : tu construits un automate à état fini à partir de l'automate qui reconnaît L. Tu pars de l'état initial et pour chaque transition de l'état initital vers l'état q, tu crés un automate Aq qui est identique sauf que l'état initial devient q. Tu reconnais tous les mots de L privés de la transition qui reliait q à l'état intial. Après tu fais l'union des Aq et avec les propriétés de clotûres c bon.<text:line-break/><text:line-break/>L algébrique =&gt; CDR est algébrique. Comme L est algébrique tu peux transformer sa grammaire sous forme de greibach et en déduire un automate à pile à un état. Pour chaque étiquette i à partir de l'état de pile vide Z tu créées un automate à pile identique sauf que tu mets un état initial que tu relies à lancien état par une epsilone transition et tu mets dans la pile l'état qu'elle avait avec l'étiquette i. Puis tu fais l'union de ces automates, pareil propriété de clôture...<text:line-break/><text:line-break/>L rationnel, soit A son automate. Tu crées A1 l'automate qui reconnaît les mots qui commencent par un a, sur l'alphabet. Puis tu fais l'intersection de A et A1 pareil propriété de clôture.<text:line-break/><text:line-break/>L algébriquee . Begin(L,a) est l'intersection de L et du langage dont les mots commencent par un a ( ce langage est rationnel). L'intersection d'un langage algébrique et d'un langage rationnel est algébriqu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énor Diaz</meta:initial-creator>
    <meta:creation-date>2012-06-07T22:15:20</meta:creation-date>
    <meta:document-statistic meta:table-count="0" meta:image-count="0" meta:object-count="0" meta:page-count="1" meta:paragraph-count="1" meta:word-count="253" meta:character-count="1418"/>
    <dc:date>2012-06-08T00:22:55</dc:date>
    <dc:creator>Aliénor Diaz</dc:creator>
    <meta:editing-duration>PT1H52M24S</meta:editing-duration>
    <meta:editing-cycles>1</meta:editing-cycles>
    <meta:generator>LibreOffice/3.3$Unix LibreOffice_project/330m19$Build-401</meta:generator>
  </office:meta>
</office:document-meta>
</file>